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ize="12pt" fo:font-style="normal" style:font-size-asian="12pt" style:font-style-asian="normal" style:font-size-complex="12pt" style:font-style-complex="normal"/>
    </style:style>
    <style:style style:name="P3" style:family="paragraph" style:parent-style-name="Standard">
      <style:text-properties fo:color="#000000" style:font-name="Times New Roman"/>
    </style:style>
    <style:style style:name="P4"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Text_20_body">
      <style:paragraph-properties fo:margin-left="0in" fo:margin-right="0in" fo:margin-top="0in" fo:margin-bottom="0in" fo:text-indent="0in" style:auto-text-indent="false"/>
      <style:text-properties fo:color="#000000"/>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9"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0" style:family="paragraph" style:parent-style-name="Text_20_body">
      <style:paragraph-properties fo:margin-left="0in" fo:margin-right="0in" fo:margin-top="0in" fo:margin-bottom="0in" fo:text-align="justify" style:justify-single-word="false"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4"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5" style:family="paragraph" style:parent-style-name="Body_20_Text_20_First_20_Indent">
      <style:paragraph-properties fo:margin-left="0in" fo:margin-right="0in" fo:text-align="center" style:justify-single-word="false"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color="#000000"/>
    </style:style>
    <style:style style:name="P18" style:family="paragraph" style:parent-style-name="Text_20_body">
      <style:paragraph-properties fo:margin-left="0in" fo:margin-right="0in" fo:text-indent="0in" style:auto-text-indent="false"/>
      <style:text-properties fo:color="#000000" style:font-name="Times New Roman"/>
    </style:style>
    <style:style style:name="P19"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0"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1"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22"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Times New Roman"/>
    </style:style>
    <style:style style:name="P26"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27"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8" style:family="paragraph" style:parent-style-name="Text_20_body">
      <style:paragraph-properties fo:margin-left="0in" fo:margin-right="0in" fo:margin-top="0in" fo:margin-bottom="0.0598in" fo:text-indent="0in" style:auto-text-indent="false"/>
    </style:style>
    <style:style style:name="P29"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0"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1" style:family="paragraph" style:parent-style-name="Text_20_body">
      <style:paragraph-properties fo:margin-left="0.5in" fo:margin-right="0in" fo:text-indent="0in" style:auto-text-indent="false"/>
    </style:style>
    <style:style style:name="P32"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33"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34" style:family="paragraph" style:parent-style-name="Text_20_body">
      <style:paragraph-properties fo:margin-left="0.5in" fo:margin-right="0in" fo:text-indent="0in" style:auto-text-indent="false"/>
      <style:text-properties fo:color="#000000" style:text-underline-style="none"/>
    </style:style>
    <style:style style:name="P35" style:family="paragraph" style:parent-style-name="Text_20_body">
      <style:paragraph-properties fo:margin-left="0.5in" fo:margin-right="0in" fo:text-indent="0in"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margin-top="0.1945in" fo:margin-bottom="0.1945in" fo:text-indent="0in" style:auto-text-indent="false"/>
    </style:style>
    <style:style style:name="P38"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39" style:family="paragraph" style:parent-style-name="Date">
      <style:paragraph-properties fo:margin-left="2.5in" fo:margin-right="0in" fo:text-indent="0in" style:auto-text-indent="false"/>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ext-properties style:font-name="Times New Roman" fo:font-size="12pt" style:font-size-asian="12pt" style:font-size-complex="12pt"/>
    </style:style>
    <style:style style:name="P41"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2" style:family="paragraph" style:parent-style-name="Heading_20_1">
      <style:text-properties fo:color="#000000" style:font-name="Times New Roman"/>
    </style:style>
    <style:style style:name="P43" style:family="paragraph" style:parent-style-name="Heading_20_3">
      <style:text-properties style:font-name="Times New Roman" fo:font-size="12pt" style:font-size-asian="12pt" style:font-size-complex="12pt"/>
    </style:style>
    <style:style style:name="P44" style:family="paragraph" style:parent-style-name="Heading_20_3">
      <style:text-properties fo:color="#000000" style:font-name="Times New Roman" fo:font-size="12pt" style:font-size-asian="12pt" style:font-size-complex="12pt"/>
    </style:style>
    <style:style style:name="P45" style:family="paragraph" style:parent-style-name="Heading_20_2">
      <style:text-properties fo:color="#000000" style:font-name="Times New Roman"/>
    </style:style>
    <style:style style:name="P46" style:family="paragraph" style:parent-style-name="Heading_20_2">
      <style:text-properties style:font-name="Times New Roman"/>
    </style:style>
    <style:style style:name="P47" style:family="paragraph" style:parent-style-name="Text_20_body">
      <style:paragraph-properties fo:margin-left="-1in" fo:margin-right="0in" fo:text-indent="0in" style:auto-text-indent="false"/>
      <style:text-properties fo:color="#000000" style:font-name="Times New Roman"/>
    </style:style>
    <style:style style:name="P48" style:family="paragraph" style:parent-style-name="Text_20_body">
      <style:text-properties fo:color="#000000"/>
    </style:style>
    <style:style style:name="P49" style:family="paragraph" style:parent-style-name="Text_20_body">
      <style:text-properties fo:color="#000000" fo:font-style="normal" style:font-style-asian="normal" style:font-style-complex="normal"/>
    </style:style>
    <style:style style:name="P50" style:family="paragraph" style:parent-style-name="Text_20_body">
      <style:text-properties fo:font-size="12pt" style:font-size-asian="12pt" style:font-size-complex="12pt"/>
    </style:style>
    <style:style style:name="P5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2" style:family="paragraph" style:parent-style-name="Contents_20_2">
      <style:paragraph-properties>
        <style:tab-stops>
          <style:tab-stop style:position="5.5252in" style:type="right" style:leader-style="dotted" style:leader-text="."/>
        </style:tab-stops>
      </style:paragraph-properties>
    </style:style>
    <style:style style:name="P53" style:family="paragraph" style:parent-style-name="Contents_20_3">
      <style:paragraph-properties>
        <style:tab-stops>
          <style:tab-stop style:position="5.3583in" style:type="right" style:leader-style="dotted" style:leader-text="."/>
        </style:tab-stops>
      </style:paragraph-properties>
    </style:style>
    <style:style style:name="P54" style:family="paragraph" style:parent-style-name="Standard" style:list-style-name="L4">
      <style:paragraph-properties fo:margin-left="0in" fo:margin-right="0in" fo:text-indent="0in" style:auto-text-indent="false"/>
    </style:style>
    <style:style style:name="P55" style:family="paragraph" style:parent-style-name="Standard" style:list-style-name="L4">
      <style:paragraph-properties fo:margin-left="0in" fo:margin-right="0in" fo:text-indent="0in" style:auto-text-indent="false"/>
    </style:style>
    <style:style style:name="P56" style:family="paragraph" style:parent-style-name="Standard" style:list-style-name="L5">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57"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58"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59"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0"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61"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62"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63"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64"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65"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66"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67" style:family="paragraph" style:parent-style-name="Text_20_body">
      <style:text-properties fo:color="#000000"/>
    </style:style>
    <style:style style:name="P68" style:family="paragraph" style:parent-style-name="Text_20_body">
      <style:paragraph-properties fo:margin-left="0in" fo:margin-right="0in" fo:text-indent="0in" style:auto-text-indent="false"/>
    </style:style>
    <style:style style:name="P69" style:family="paragraph" style:parent-style-name="Text_20_body" style:list-style-name="L1">
      <style:paragraph-properties fo:margin-left="0in" fo:margin-right="0in" fo:text-indent="0in" style:auto-text-indent="false"/>
      <style:text-properties fo:color="#000000" style:font-name="Times New Roman"/>
    </style:style>
    <style:style style:name="P70"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72"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73" style:family="paragraph" style:parent-style-name="Text_20_body" style:list-style-name="L3">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4" style:family="paragraph" style:parent-style-name="Text_20_body" style:list-style-name="L3">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5" style:family="paragraph" style:parent-style-name="Text_20_body" style:list-style-name="L3">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6" style:family="paragraph" style:parent-style-name="Text_20_body" style:list-style-name="L3">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7" style:family="paragraph" style:parent-style-name="Text_20_body" style:list-style-name="WW8Num18">
      <style:paragraph-properties fo:margin-left="-1in" fo:margin-right="0in" fo:text-indent="0in" style:auto-text-indent="false"/>
      <style:text-properties fo:color="#000000" style:font-name="Times New Roman"/>
    </style:style>
    <style:style style:name="P78" style:family="paragraph" style:parent-style-name="Text_20_body" style:list-style-name="WW8Num18">
      <style:paragraph-properties fo:margin-left="-1in" fo:margin-right="0in" fo:text-indent="0in" style:auto-text-indent="false"/>
      <style:text-properties fo:color="#000000" style:font-name="Times New Roman"/>
    </style:style>
    <style:style style:name="P79" style:family="paragraph" style:parent-style-name="Heading_20_2">
      <style:text-properties style:font-name="Times New Roman"/>
    </style:style>
    <style:style style:name="P8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Courier" style:font-weight-asian="bold" style:font-name-complex="Courier"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name-asian="Courier" style:font-style-asian="italic" style:font-name-complex="Courier" style:font-style-complex="italic"/>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name-asian="Courier" style:font-weight-asian="bold" style:font-name-complex="Courier" style:font-weight-complex="bold"/>
    </style:style>
    <style:style style:name="T18" style:family="text">
      <style:text-properties fo:color="#000000" fo:font-style="italic" style:font-style-asian="italic" style:font-style-complex="italic"/>
    </style:style>
    <style:style style:name="T19" style:family="text">
      <style:text-properties fo:color="#000000" fo:font-weight="normal" style:font-name-asian="Courier" style:font-weight-asian="normal" style:font-name-complex="Courier" style:font-weight-complex="normal"/>
    </style:style>
    <style:style style:name="T20" style:family="text">
      <style:text-properties fo:color="#000000" fo:font-style="normal" style:font-style-asian="normal" style:font-style-complex="normal"/>
    </style:style>
    <style:style style:name="T21" style:family="text">
      <style:text-properties fo:color="#000000" style:font-name="Times New Roman"/>
    </style:style>
    <style:style style:name="T22" style:family="text">
      <style:text-properties fo:color="#000000" style:font-name="Times New Roman" fo:font-weight="bold" style:font-weight-asian="bold" style:font-weight-complex="bold"/>
    </style:style>
    <style:style style:name="T23" style:family="text">
      <style:text-properties fo:color="#000000" style:font-name="Times New Roman" fo:font-size="12pt" fo:font-weight="normal" style:font-size-asian="12pt" style:font-weight-asian="normal" style:font-size-complex="12pt" style:font-weight-complex="normal"/>
    </style:style>
    <style:style style:name="T24" style:family="text">
      <style:text-properties fo:color="#000000" style:font-name="Times New Roman" fo:font-size="12pt" fo:font-weight="bold" style:font-size-asian="12pt" style:font-weight-asian="bold" style:font-size-complex="12pt" style:font-weight-complex="bold"/>
    </style:style>
    <style:style style:name="T2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color="#000000" style:font-name="Times New Roman" fo:font-weight="normal" style:font-weight-asian="normal" style:font-weight-complex="normal"/>
    </style:style>
    <style:style style:name="T2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T29" style:family="text">
      <style:text-properties fo:color="#000000" style:font-name="Times New Roman" fo:font-size="11pt" fo:font-style="italic" style:font-size-asian="11pt" style:font-style-asian="italic" style:font-size-complex="11pt" style:font-style-complex="italic"/>
    </style:style>
    <style:style style:name="T30" style:family="text">
      <style:text-properties fo:color="#000000" style:font-name="Times New Roman" fo:font-size="11pt" style:font-size-asian="11pt" style:font-size-complex="11pt"/>
    </style:style>
    <style:style style:name="T31" style:family="text">
      <style:text-properties fo:font-weight="normal" style:font-weight-asian="normal" style:font-weight-complex="normal"/>
    </style:style>
    <style:style style:name="T32" style:family="text">
      <style:text-properties style:text-underline-style="none"/>
    </style:style>
    <style:style style:name="T33" style:family="text">
      <style:text-properties style:font-name-asian="Courier" style:font-name-complex="Courier"/>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style="italic" style:font-size-asian="12pt" style:font-style-asian="italic" style:font-size-complex="12pt" style:font-style-complex="italic"/>
    </style:style>
    <style:style style:name="T36"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37" style:family="text">
      <style:text-properties style:font-style-asian="italic"/>
    </style:style>
    <style:style style:name="T38" style:family="text">
      <style:text-properties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xCAT 2 on AIX</text:p>
      <text:p text:style-name="P15">Updating AIX cluster nodes</text:p>
      <text:p text:style-name="P39">Date: 5/15/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1"><text:a xlink:type="simple" xlink:href="#1.Overview|outline">1.0 Overview<text:tab/>1</text:a></text:p>
          <text:p text:style-name="P51"><text:a xlink:type="simple" xlink:href="#2.  Updating diskfull nodes|outline">2.0 <text:s text:c="2"/>Updating diskfull nodes<text:tab/>1</text:a></text:p>
          <text:p text:style-name="P53"><text:a xlink:type="simple" xlink:href="#2.1.1.Using the nimnodecust command|outline">2.1.1 Using the nimnodecust command<text:tab/>1</text:a></text:p>
          <text:p text:style-name="P53"><text:a xlink:type="simple" xlink:href="#2.1.2.Using the xdsh method|outline">2.1.2 Using the xdsh method<text:tab/>2</text:a></text:p>
          <text:p text:style-name="P51"><text:a xlink:type="simple" xlink:href="#3.Using the rolling update support |outline">3.0 Using the rolling update support <text:tab/>2</text:a></text:p>
          <text:p text:style-name="P51"><text:a xlink:type="simple" xlink:href="#4.Updating AIX diskless nodes|outline">4.0 Updating AIX diskless nodes<text:tab/>3</text:a></text:p>
          <text:p text:style-name="P52"><text:a xlink:type="simple" xlink:href="#4.1.Create a new image|outline">4.1 Create a new image<text:tab/>3</text:a></text:p>
          <text:p text:style-name="P53"><text:a xlink:type="simple" xlink:href="#4.1.1.Create a new image from different source|outline">4.1.1 Create a new image from different source<text:tab/>3</text:a></text:p>
          <text:p text:style-name="P53"><text:a xlink:type="simple" xlink:href="#4.1.2.Copy an existing image|outline">4.1.2 Copy an existing image<text:tab/>4</text:a></text:p>
          <text:p text:style-name="P52"><text:a xlink:type="simple" xlink:href="#4.2.Update the image (optional)|outline">4.2 Update the image (optional)<text:tab/>4</text:a></text:p>
          <text:p text:style-name="P53"><text:a xlink:type="simple" xlink:href="#4.2.1.Install additonal software|outline">4.2.1 Install additonal software<text:tab/>5</text:a></text:p>
          <text:p text:style-name="P53"><text:a xlink:type="simple" xlink:href="#4.2.2.Add or modify files|outline">4.2.2 Add or modify files<text:tab/>6</text:a></text:p>
          <text:p text:style-name="P52"><text:a xlink:type="simple" xlink:href="#4.3.Verify the new image (optional)|outline">4.3 Verify the new image (optional)<text:tab/>6</text:a></text:p>
          <text:p text:style-name="P52"><text:a xlink:type="simple" xlink:href="#4.4.Re-initialize the NIM diskless nodes|outline">4.4 Re-initialize the NIM diskless nodes<text:tab/>7</text:a></text:p>
          <text:p text:style-name="P52"><text:a xlink:type="simple" xlink:href="#4.5.Verify node readiness (optional)|outline">4.5 Verify node readiness (optional)<text:tab/>8</text:a></text:p>
          <text:p text:style-name="P52"><text:a xlink:type="simple" xlink:href="#4.6.Initiate a network boot|outline">4.6 Initiate a network boot<text:tab/>8</text:a></text:p>
          <text:p text:style-name="P51"><text:a xlink:type="simple" xlink:href="#5.Using the updatenode command|outline">5.0 Using the updatenode command<text:tab/>9</text:a></text:p>
          <text:p text:style-name="P51"><text:a xlink:type="simple" xlink:href="#6. Getting software and firmware levels|outline">6.0 <text:s/>Getting software and firmware levels<text:tab/>9</text:a></text:p>
          <text:p text:style-name="P52"><text:a xlink:type="simple" xlink:href="#6.1.Using the sinv command|outline">6.1 Using the sinv command<text:tab/>9</text:a></text:p>
        </text:index-body>
      </text:table-of-content>
      <text:p text:style-name="P1"/>
      <text:h text:style-name="Heading_20_1" text:outline-level="1">Overview</text:h>
      <text:p text:style-name="P4"/>
      <text:p text:style-name="P14">There are various techniques that can be used to update the nodes of an xCAT cluster. <text:s text:c="2"/>This document describes some of the basic support that is provided for AIX nodes.</text:p>
      <text:h text:style-name="Heading_20_1" text:outline-level="1"><text:s text:c="2"/>Updating diskfull nodes</text:h>
      <text:h text:style-name="Heading_20_3" text:outline-level="3">Using the nimnodecust command</text:h>
      <text:p text:style-name="Standard"/>
      <text:p text:style-name="Standard">The xCAT <text:span text:style-name="T2">nimnodecust</text:span> command can be used to customize AIX/NIM standalone machines. <text:s/>This command uses underlying NIM support to perform the remote customization of AIX diskfull (standalone) nodes. <text:s/></text:p>
      <text:p text:style-name="Standard"/>
      <text:p text:style-name="Standard">The software packages and/or updates that you wish to install on the nodes must be copied to the appropriate directory locations in the NIM lpp_source resource that you are using for the nodes you wish to update. <text:s/></text:p>
      <text:p text:style-name="Standard"/>
      <text:p text:style-name="Text_20_body"><text:soft-page-break/>The easiest way to do this is to use the “nim -o update” command. For example, assume all the required software has been copied and unwrapped in the /tmp/images directory. <text:s/></text:p>
      <text:p text:style-name="Text_20_body">To add all the packages to the <text:s/>lpp_source resource named “<text:span text:style-name="T9">610SNimage_lpp_source” </text:span><text:s/>you could run the following command:</text:p>
      <text:p text:style-name="Text_20_body"><text:tab/><text:span text:style-name="T8">nim -o update -a packages=all -a source=/tmp/images <text:s/>610SNimage_lpp_source</text:span></text:p>
      <text:p text:style-name="P2">The NIM command will find the correct directories and update the lpp_source resource.</text:p>
      <text:p text:style-name="P2"/>
      <text:p text:style-name="P2">When using the <text:span text:style-name="T2">nimnodecust</text:span> command the packages you wish to install on the nodes may be specified with either a comma-separated list of package names or by a comma-separated list of installp_bundle names.</text:p>
      <text:p text:style-name="P2"/>
      <text:p text:style-name="P2">For example, To install the installp package "openssh.base.server" on an xCAT node named "node01" assuming the software has been copied to the “<text:span text:style-name="T11">610SNimage_lpp_source</text:span><text:span text:style-name="T9">” </text:span><text:span text:style-name="T31">lpp_source resource you could run the following command.</text:span> </text:p>
      <text:p text:style-name="P2"/>
      <text:p text:style-name="P2"><text:s text:c="15"/><text:span text:style-name="T6">nimnodecust -s <text:s/></text:span><text:span text:style-name="T8">610SNimage_lpp_source </text:span><text:span text:style-name="T6">-p openssh.base.server node01</text:span></text:p>
      <text:p text:style-name="Standard"/>
      <text:p text:style-name="Standard">For more details on using the <text:span text:style-name="T2">nimnodecust</text:span> command see the corresponding man page.</text:p>
      <text:h text:style-name="Heading_20_3" text:outline-level="3">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text:span> or <text:span text:style-name="T2">rpm</text:span> command.</text:p>
      <text:p text:style-name="Standard"/>
      <text:p text:style-name="P6"><text:s/>TBD</text:p>
      <text:p text:style-name="P6"/>
      <text:h text:style-name="Heading_20_1" text:outline-level="1">Using the rolling update support </text:h>
      <text:p text:style-name="P5"/>
      <text:p text:style-name="P10">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10"/>
      <text:p text:style-name="P10">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10"><text:soft-page-break/></text:p>
      <text:p text:style-name="P10">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0"/>
      <text:p text:style-name="P10">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0"/>
      <text:p text:style-name="P10">See the <text:span text:style-name="T2">rollupdate</text:span> man page for usage details.</text:p>
      <text:h text:style-name="P42" text:outline-level="1">Updating AIX diskless nodes</text:h>
      <text:p text:style-name="P18">This section describes how AIX diskless nodes can be updated using xCAT and AIX/NIM commands. <text:span text:style-name="T34">It covers the switching of the node to a completely different image or to an updated version of the current image. <text:s/>It is not meant to be an exhaustive presentation of all options that are available to xCAT/AIX system administrators.</text:span></text:p>
      <text:p text:style-name="P3">To update an AIX diskless node with new or additional software you must modify the NIM SPOT resource (operating system image) that the node is using and reboot the node with the new SPOT. </text:p>
      <text:p text:style-name="P3"/>
      <text:p text:style-name="P3">Since you cannot modify a SPOT while a node is using it, you must either stop the nodes to update the image or create a new image for the nodes to use.</text:p>
      <text:p text:style-name="P3"/>
      <text:p text:style-name="P3">Stopping the nodes to do the updates means the nodes will be unusable for some period of time and there will be no easy way to back out an update if necessary. <text:s/><text:span text:style-name="T14">For 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45" text:outline-level="2">Create a new image</text:h>
      <text:h text:style-name="P43" text:outline-level="3">Create a new image from different source</text:h>
      <text:p text:style-name="P18">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18"><text:soft-page-break/>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18">By default the NIM resources will be created in a subdirectory of <text:span text:style-name="T4">/install/nim</text:span><text:span text:style-name="T14">.</text:span> <text:s/>You can use the “-l” option to specify a different location.</text:p>
      <text:p text:style-name="P18">For example, to create a diskless image called “<text:span text:style-name="T5">61cosi</text:span>” using the AIX product CDs as the source you could issue the following command.</text:p>
      <text:p text:style-name="P18"><text:tab/><text:span text:style-name="T35">mknimimage -t diskless -s /dev/cd0 61cosi</text:span></text:p>
      <text:list text:style-name="L1">
        <text:list-header>
          <text:p text:style-name="P69">(This operation could take a while to complete!) </text:p>
        </text:list-header>
      </text:list>
      <text:list text:style-name="WW8Num18">
        <text:list-item>
          <text:list>
            <text:list-header>
              <text:p text:style-name="P77">The command will create new NIM lpp_source and SPOT resources. <text:s/>It will also create dump, paging, and root resources if needed. <text:s text:c="2"/>A new xCAT <text:span text:style-name="T5">osimage</text:span> definition will also be created, (called “<text:span text:style-name="T5">61cosi”), </text:span><text:span text:style-name="T14">which will contain the names of these resources. <text:s text:c="2"/></text:span></text:p>
              <text:p text:style-name="P77"><text:span text:style-name="T14">You could also use the name of an existing NIM lpp_source resource as the source of a new </text:span><text:span text:style-name="T5">osimage</text:span><text:span text:style-name="T14"> definition. <text:s/>For example, you could use a resource created for a previous </text:span><text:span text:style-name="T5">osimage</text:span><text:span text:style-name="T14"> called <text:s/></text:span><text:span text:style-name="T5">61cosi_lpp </text:span><text:span text:style-name="T14">to create a whole new </text:span><text:span text:style-name="T5">osimage</text:span><text:span text:style-name="T14"> called </text:span><text:span text:style-name="T5">61cosi_updt </text:span><text:span text:style-name="T14">as follows.</text:span></text:p>
            </text:list-header>
          </text:list>
        </text:list-item>
      </text:list>
      <text:p text:style-name="P47"><text:span text:style-name="T14"><text:tab/><text:tab/><text:tab/></text:span><text:span text:style-name="T5">mknimimage -t diskless -s 61cosi_lpp 61cosi_updt</text:span></text:p>
      <text:p text:style-name="P18"><text:span text:style-name="T14">The </text:span><text:span text:style-name="T15">mknimimage </text:span><text:span text:style-name="T14">command will display the contents of the new </text:span><text:span text:style-name="T5">osimage</text:span><text:span text:style-name="T14"> definition when it completes.</text:span></text:p>
      <text:p text:style-name="P8">This new image can now be updated and used to boot the node.</text:p>
      <text:h text:style-name="P44" text:outline-level="3">Copy an existing image</text:h>
      <text:p text:style-name="P3">You can use the <text:span text:style-name="T2">mknimimage</text:span> command to create a copy of an image. <text:s/>For example, if the name of the currently running image is <text:span text:style-name="T5">61cosi </text:span><text:span text:style-name="T14">and you want make a copy of it to update, you could run the following command.</text:span></text:p>
      <text:p text:style-name="P3"/>
      <text:p text:style-name="P3"><text:tab/><text:span text:style-name="T5">mknimimage -t diskless -i 61cosi 61cosi_updt</text:span></text:p>
      <text:p text:style-name="P3"/>
      <text:p text:style-name="P11"><text:span text:style-name="T14">If a "-i " value is provided then all the resources from the xCAT </text:span><text:span text:style-name="T5">osimage</text:span><text:span text:style-name="T14"> definition (</text:span><text:span text:style-name="T5">61cosi</text:span><text:span text:style-name="T14">) will be used in the new </text:span><text:span text:style-name="T5">osimage</text:span><text:span text:style-name="T14"> definition except the SPOT resource. <text:s/>The new SPOT resource will be copied from the one specified in the original definition and renamed using the new </text:span><text:span text:style-name="T5">osimage</text:span><text:span text:style-name="T14"> name provided (</text:span><text:span text:style-name="T18">61cosi_updt)</text:span><text:span text:style-name="T14">. </text:span><text:span text:style-name="T20">A new xCAT </text:span><text:span text:style-name="T18">osimage</text:span><text:span text:style-name="T20"> definition will also be created, called “</text:span><text:span text:style-name="T18">61cosi_updt”, </text:span><text:span text:style-name="T20">which will contain the names of these resources.</text:span></text:p>
      <text:p text:style-name="P12"/>
      <text:p text:style-name="P8">This new image can now be updated and used to boot the node.</text:p>
      <text:h text:style-name="P46" text:outline-level="2">Update the image (optional)</text:h>
      <text:p text:style-name="Standard"/>
      <text:p text:style-name="Standard"><text:soft-page-break/>Updating a diskless node with fixes or additional software involves updating the SPOT that is being used to boot the node.</text:p>
      <text:p text:style-name="Standard"/>
      <text:p text:style-name="P17">There are two basic processes you can use to update a SPOT:</text:p>
      <text:list text:style-name="L2">
        <text:list-item>
          <text:p text:style-name="P71">Install additional <text:span text:style-name="T2">installp </text:span>file sets or <text:span text:style-name="T2">rpm</text:span> packages.</text:p>
        </text:list-item>
        <text:list-item>
          <text:p text:style-name="P71">Add or modify specific files, (such as /etc/inittab).</text:p>
        </text:list-item>
      </text:list>
      <text:p text:style-name="P9"/>
      <text:p text:style-name="P7"><text:span text:style-name="T2">Note: </text:span><text:span text:style-name="T13">You should not attempt to update a SPOT resource that is currently allocated to a node.</text:span><text:span text:style-name="T31"> <text:s/>If you need to update an allocated SPOT either you can shut down the nodes and deallocate the SPOT resource first or you can make a copy of the SPOT and update that. <text:s/>You can use the xCAT </text:span><text:span text:style-name="T2">rmdsklsnode</text:span><text:span text:style-name="T31"> command to deallocate and remove the node from the NIM database. <text:s/>This command will not remove the node from the xCAT database.</text:span></text:p>
      <text:h text:style-name="Heading_20_3" text:outline-level="3">Install additonal software</text:h>
      <text:p text:style-name="P48">You can use the AIX “<text:span text:style-name="T2">nim -o cust</text:span> ..”<text:span text:style-name="T2"> </text:span>command to install both <text:span text:style-name="T2">installp</text:span> file sets and <text:span text:style-name="T2">rpm</text:span> packages in a SPOT resource. <text:s/></text:p>
      <text:p text:style-name="P17"><text:span text:style-name="T2">Note</text:span>: <text:span text:style-name="T2">You cannot update a SPOT if it is currently allocated. </text:span><text:span text:style-name="T32">To check to see if the SPOT is allocated you could run the following command.</text:span></text:p>
      <text:p text:style-name="P34"><text:tab/><text:span text:style-name="T5">lsnim -l &lt;spot name&gt;</text:span></text:p>
      <text:p text:style-name="P48">Before running the <text:span text:style-name="T2">nim</text:span> command you must add the new filesets and/or RPMs to the <text:span text:style-name="T5">lpp_source </text:span><text:s/>resource used to create the SPOT. <text:s/>If we assume the <text:span text:style-name="T5">lpp_source</text:span> location for <text:span text:style-name="T5">61cosi</text:span> is <text:span text:style-name="T5">/install/nim/lpp_source/61cosi_lpp</text:span><text:span text:style-name="T14">_source</text:span><text:span text:style-name="T5"> . <text:s/></text:span><text:span text:style-name="T14">The </text:span><text:span text:style-name="T15">installp</text:span><text:span text:style-name="T5"> </text:span><text:span text:style-name="T14">packages would go in:</text:span><text:span text:style-name="T5"> /install/nim/lpp_source/61cosi_lpp</text:span><text:span text:style-name="T14">_source</text:span><text:span text:style-name="T5">/installp/ppc </text:span><text:span text:style-name="T14">and the RPM packages would go in: </text:span><text:span text:style-name="T5">/install/nim/lpp_source/61cosi_lpp</text:span><text:span text:style-name="T14">_source</text:span><text:span text:style-name="T5">/RPMS/ppc.</text:span></text:p>
      <text:p text:style-name="P21">The easiest way to copy the software to the correct locations is to use the “<text:span text:style-name="T2">nim -o update</text:span> ..” command. <text:s/>Just <text:s/>provide the directory that contains your software and the NIM lpp_source resource name. <text:s/>(ie. “61cosi_lpp_source”).</text:p>
      <text:p text:style-name="P49">If your new packages are in /tmp/myimages then you could run:</text:p>
      <text:p text:style-name="P48"><text:span text:style-name="T5"><text:tab/></text:span><text:span text:style-name="T6">nim -o update -a packages=all -a source=/tmp/myimages <text:tab/><text:tab/><text:tab/><text:tab/><text:tab/>61cosi_lpp_source</text:span><text:span text:style-name="T5"><text:tab/></text:span></text:p>
      <text:p text:style-name="Text_20_body"><text:span text:style-name="T20">As an example you could</text:span><text:span text:style-name="T16"> install and commit the optional OpenSSH packages by <text:s/>issuing a command similar to the following.</text:span></text:p>
      <text:p text:style-name="P35">nim -o cust -a lpp_source=<text:span text:style-name="T16">61cosi</text:span>_lpp_source -a installp_flags=agcXY<text:tab/>filesets="openssh.base <text:s/>openssh.license openssh.man.en_US <text:s/><text:tab/>openssh.msg.en_US <text:s/>openssh.msg.EN_US" 61cosi</text:p>
      <text:p text:style-name="P16">Any additional software that is needed can be installed in a similar manner.</text:p>
      <text:p text:style-name="P31"><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16"><text:soft-page-break/><text:span text:style-name="T16">RPM packages may also be installed in the diskless image. <text:s text:c="2"/>You can use the</text:span> nim<text:span text:style-name="T16"> command to install an RPM as follows.</text:span></text:p>
      <text:p text:style-name="P16"><text:span text:style-name="T6"><text:tab/></text:span><text:span text:style-name="T36">nim -o cust -a lpp_source=</text:span><text:span text:style-name="T28">61cosi</text:span><text:span text:style-name="T36">_lpp_source -a installp_flags=agcXY -a filesets=” R:mypack..aix5.3.ppc.rpm” <text:s/></text:span><text:span text:style-name="T28">61cosi</text:span></text:p>
      <text:p text:style-name="P70"><text:span text:style-name="T21">Refer to the NIM documentation for more information on how to use the NIM commands mentioned above.</text:span></text:p>
      <text:h text:style-name="Heading_20_3" text:outline-level="3">Add or modify files</text:h>
      <text:p text:style-name="P16">You can also <text:span text:style-name="T12">update files</text:span> in the SPOT/COSI manually. <text:s/>The root file system for the diskless node will be created by copying the “<text:span text:style-name="T5">inst_root”</text:span> directory contained in the SPOT. <text:s/>In the SPOT we created for this example the “<text:span text:style-name="T5">inst_root</text:span>” directory would be:</text:p>
      <text:p text:style-name="P16"><text:tab/><text:span text:style-name="T8">/install/nim/spot/61cosi/usr/lpp/bos/inst_root/</text:span></text:p>
      <text:p text:style-name="P16">For example, if you need to update the <text:span text:style-name="T5">/etc/inittab</text:span> file that will be used on the diskless nodes you could edit:</text:p>
      <text:p text:style-name="P22"><text:tab/>/install/nim/spot/61cosi/usr/lpp/bos/inst_root/etc/inittab</text:p>
      <text:p text:style-name="P50">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18">nim/spot/</text:span><text:span text:style-name="T5">61cosi/usr/lpp/bos/inst_root/opt/foo/myscript </text:span>and then add an entry to<text:span text:style-name="T5"> /etc/inittab </text:span>so that it would be run when the node boots.</text:p>
      <text:p text:style-name="P23">All the diskless nodes that are booted using this SPOT will get a copy of <text:span text:style-name="T5">inst_root</text:span> as the initial root directory.</text:p>
      <text:p text:style-name="P23"><text:span text:style-name="T2">Note:</text:span> There are several files that you may want to consider updating in the SPOT <text:span text:style-name="T5">inst_root</text:span> directory. For example:</text:p>
      <text:list text:style-name="L3">
        <text:list-item>
          <text:p text:style-name="P73">/etc/hosts</text:p>
        </text:list-item>
        <text:list-item>
          <text:p text:style-name="P73">/etc/password</text:p>
        </text:list-item>
        <text:list-item>
          <text:p text:style-name="P73">/etc/profile</text:p>
        </text:list-item>
        <text:list-item>
          <text:p text:style-name="P73">etc.</text:p>
        </text:list-item>
      </text:list>
      <text:h text:style-name="P46" text:outline-level="2">Verify the new image (optional)</text:h>
      <text:p text:style-name="P25">To display the xCAT image definition run the xCAT <text:span text:style-name="T2">lsdef</text:span> command.</text:p>
      <text:p text:style-name="P30"><text:tab/>lsdef -t osimage -l -o 61cosi</text:p>
      <text:p text:style-name="P29">To get details for the NIM resource definitions use the AIX <text:span text:style-name="T2">lsnim</text:span> command. For example, if the name of your SPOT resource is "<text:span text:style-name="T5">61cosi</text:span>" then you could get the details by running: <text:s text:c="2"/></text:p>
      <text:p text:style-name="P29"><text:tab/><text:span text:style-name="T10">lsnim -l 61cosi</text:span></text:p>
      <text:p text:style-name="P29">To see the actual contents of a resource use "<text:span text:style-name="T5">nim -o showres &lt;resource name&gt;</text:span>".</text:p>
      <text:p text:style-name="P29">For example, to get a list of the software installed in your SPOT you could run:</text:p>
      <text:p text:style-name="P28"><text:s text:c="8"/><text:tab/>nim -o showres <text:s/>61cosi</text:p>
      <text:h text:style-name="Heading_20_2" text:outline-level="2"><text:soft-page-break/><text:span text:style-name="_20_Char">Re-i</text:span><text:span text:style-name="_20_Char">nitialize the NIM diskless nodes</text:span></text:h>
      <text:p text:style-name="P24"><text:span text:style-name="_20_Char"><text:span text:style-name="T21">You can re-initialize you diskless nodes to boot with the new or updated SPOT by running the </text:span></text:span><text:span text:style-name="_20_Char"><text:span text:style-name="T22">mkdsklsnode</text:span></text:span><text:span text:style-name="_20_Char"><text:span text:style-name="T21"> command. <text:s/></text:span></text:span></text:p>
      <text:p text:style-name="P24"><text:span text:style-name="_20_Char"><text:span text:style-name="T21"/></text:span></text:p>
      <text:p text:style-name="P24"><text:span text:style-name="_20_Char"><text:span text:style-name="T21">There are two basic situations where you would need to re-initialize a NIM diskless machine.</text:span></text:span></text:p>
      <text:list text:style-name="L4">
        <text:list-item>
          <text:p text:style-name="P54"><text:span text:style-name="_20_Char"><text:span text:style-name="T21">When you want to switch a node to a new image.</text:span></text:span></text:p>
        </text:list-item>
        <text:list-item>
          <text:p text:style-name="P54"><text:span text:style-name="_20_Char"><text:span text:style-name="T21">When you want to do the initialization for a new image while the node is still running. <text:s/>(This avoids having the node be down while the initialization step is completing.)</text:span></text:span></text:p>
        </text:list-item>
      </text:list>
      <text:p text:style-name="P24"><text:span text:style-name="_20_Char"><text:span text:style-name="T23"/></text:span></text:p>
      <text:p text:style-name="P24"><text:span text:style-name="_20_Char"><text:span text:style-name="T23">In the first situation you want to switch the nodes to use a new or updated image. <text:s text:c="2"/>If the diskless node is currently running you can use the "-f" (force) option of the </text:span></text:span><text:span text:style-name="_20_Char"><text:span text:style-name="T24">mkdsklsnode</text:span></text:span><text:span text:style-name="_20_Char"><text:span text:style-name="T23"> command. <text:s/>With this option the </text:span></text:span><text:span text:style-name="_20_Char"><text:span text:style-name="T24">mkdsklsnode</text:span></text:span><text:span text:style-name="_20_Char"><text:span text:style-name="T23"> command will stop the running node, deallocate the resources and do the NIM re-initialization with the new image. <text:s/>In this case the node would be unavailable during the initialization as well as the time for the node reboot.</text:span></text:span></text:p>
      <text:p text:style-name="P24"><text:span text:style-name="_20_Char"><text:span text:style-name="T23"/></text:span></text:p>
      <text:p text:style-name="P24"><text:span text:style-name="_20_Char"><text:span text:style-name="T22">Note: </text:span></text:span><text:span text:style-name="_20_Char"><text:span text:style-name="T26"><text:s/>The NIM support for re-initialization take 3-4 minutes and is done sequentially. </text:span></text:span></text:p>
      <text:p text:style-name="P24"><text:span text:style-name="_20_Char"><text:span text:style-name="T23"/></text:span></text:p>
      <text:p text:style-name="P24"><text:span text:style-name="_20_Char"><text:span text:style-name="T23">For example, to switch the node named “</text:span></text:span><text:span text:style-name="_20_Char"><text:span text:style-name="T25">node29</text:span></text:span><text:span text:style-name="_20_Char"><text:span text:style-name="T23">” to a new image named “</text:span></text:span><text:span text:style-name="_20_Char"><text:span text:style-name="T25">611spot</text:span></text:span><text:span text:style-name="_20_Char"><text:span text:style-name="T23">” you could run the following command.</text:span></text:span></text:p>
      <text:p text:style-name="P24"><text:span text:style-name="_20_Char"><text:span text:style-name="T23"/></text:span></text:p>
      <text:p text:style-name="P24"><text:span text:style-name="_20_Char"><text:span text:style-name="T23"><text:tab/></text:span></text:span><text:span text:style-name="_20_Char"><text:span text:style-name="T25">mkdsklsnode -f -i 611spot node29</text:span></text:span></text:p>
      <text:p text:style-name="P24"><text:span text:style-name="_20_Char"><text:span text:style-name="T23"/></text:span></text:p>
      <text:p text:style-name="P24"><text:span text:style-name="_20_Char"><text:span text:style-name="T23">The name of the image (“</text:span></text:span><text:span text:style-name="_20_Char"><text:span text:style-name="T25">611spot</text:span></text:span><text:span text:style-name="_20_Char"><text:span text:style-name="T23">”) is the xCAT </text:span></text:span><text:span text:style-name="_20_Char"><text:span text:style-name="T25">osimage</text:span></text:span><text:span text:style-name="_20_Char"><text:span text:style-name="T23"> name which is also the name of the SPOT resource that was created for this </text:span></text:span><text:span text:style-name="_20_Char"><text:span text:style-name="T25">osimage</text:span></text:span><text:span text:style-name="_20_Char"><text:span text:style-name="T23"> definition.</text:span></text:span></text:p>
      <text:p text:style-name="P24"><text:span text:style-name="_20_Char"><text:span text:style-name="T23"/></text:span></text:p>
      <text:p text:style-name="P24"><text:span text:style-name="_20_Char"><text:span text:style-name="T23">In the second scenario we want to initialize an xCAT diskless node while the node continues running. <text:s text:c="2"/>To do this we need to create an alternate NIM machine definition for the same xCAT cluster node. <text:s/></text:span></text:span></text:p>
      <text:p text:style-name="P24"><text:span text:style-name="_20_Char"><text:span text:style-name="T23"/></text:span></text:p>
      <text:p text:style-name="P24"><text:span text:style-name="_20_Char"><text:span text:style-name="T23">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24"><text:span text:style-name="_20_Char"><text:span text:style-name="T23"/></text:span></text:p>
      <text:p text:style-name="P24"><text:span text:style-name="_20_Char"><text:span text:style-name="T23">For example, to initialize the xCAT node named “</text:span></text:span><text:span text:style-name="_20_Char"><text:span text:style-name="T25">node42</text:span></text:span><text:span text:style-name="_20_Char"><text:span text:style-name="T23">” to use the xCAT </text:span></text:span><text:span text:style-name="_20_Char"><text:span text:style-name="T25">osimage</text:span></text:span><text:span text:style-name="_20_Char"><text:span text:style-name="T23"> named “</text:span></text:span><text:span text:style-name="_20_Char"><text:span text:style-name="T25">61cosi</text:span></text:span><text:span text:style-name="_20_Char"><text:span text:style-name="T23">” you could run the following command. </text:span></text:span></text:p>
      <text:p text:style-name="P24"><text:span text:style-name="_20_Char"><text:span text:style-name="T23"/></text:span></text:p>
      <text:p text:style-name="P24"><text:span text:style-name="_20_Char"><text:span text:style-name="T23"><text:tab/></text:span></text:span><text:span text:style-name="_20_Char"><text:span text:style-name="T27">mkdsklsnode -n -i 61cosi node42</text:span></text:span></text:p>
      <text:p text:style-name="P24"><text:span text:style-name="_20_Char"><text:span text:style-name="T23"/></text:span></text:p>
      <text:p text:style-name="P24"><text:span text:style-name="_20_Char"><text:span text:style-name="T23">The naming convention for the new NIM machine name is <text:s/>"&lt;xcat_node_name&gt;_&lt;image_name&gt;", (Ex."</text:span></text:span><text:span text:style-name="_20_Char"><text:span text:style-name="T25">node42_61cosi</text:span></text:span><text:span text:style-name="_20_Char"><text:span text:style-name="T23">"). <text:s text:c="2"/>You could continue </text:span></text:span><text:soft-page-break/><text:span text:style-name="_20_Char"><text:span text:style-name="T23">to create alternate machine definitions for each new image you wish to use for the node. <text:s text:c="2"/>The last NIM machine name that is initialized will determine what the node will use for the next boot. </text:span></text:span></text:p>
      <text:p text:style-name="P24"><text:span text:style-name="_20_Char"><text:span text:style-name="T23"><text:s/></text:span></text:span></text:p>
      <text:p text:style-name="P36"><text:span text:style-name="_20_Char"><text:span text:style-name="T24">Debug tip</text:span></text:span><text:span text:style-name="_20_Char"><text:span text:style-name="T23">: <text:s/>If you have forgotten which machine name you last initialized with NIM, and want to verify which image will actually be loaded on the next boot, NIM creates a /tftpboot/&lt;</text:span></text:span><text:span text:style-name="_20_Char"><text:span text:style-name="T25">hostname</text:span></text:span><text:span text:style-name="_20_Char"><text:span text:style-name="T23">&gt;.info file that contains mount information for the SPOT and other resources. <text:s/>You can check what will be mounted for the next boot of the node.</text:span></text:span></text:p>
      <text:p text:style-name="P24"><text:span text:style-name="_20_Char"><text:span text:style-name="T23"/></text:span></text:p>
      <text:p text:style-name="P24"><text:span text:style-name="_20_Char"><text:span text:style-name="T23">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4">mkdsklsnode </text:span></text:span><text:span text:style-name="_20_Char"><text:span text:style-name="T23">command for the same node without the “-n” option. <text:s text:c="2"/>For example, in the previous example you got a NIM machine definition called “node42_61cosi”. <text:s text:c="2"/>If you wish to switch back to a NIM machine name of <text:s/>“node42” for the next update you could run </text:span></text:span><text:span text:style-name="_20_Char"><text:span text:style-name="T24">mkdsklsnode</text:span></text:span><text:span text:style-name="_20_Char"><text:span text:style-name="T23"> as follows. <text:s text:c="2"/>(You may need the “-f” (force) option if the “node42” definition already exists. ) </text:span></text:span></text:p>
      <text:p text:style-name="P24"><text:span text:style-name="_20_Char"><text:span text:style-name="T23"/></text:span></text:p>
      <text:p text:style-name="P24"><text:span text:style-name="_20_Char"><text:span text:style-name="T23"><text:tab/></text:span></text:span><text:span text:style-name="_20_Char"><text:span text:style-name="T25">mkdsklsnode -f -i 611cosi node42</text:span></text:span></text:p>
      <text:h text:style-name="P45" text:outline-level="2">Verify node readiness (optional)</text:h>
      <text:p text:style-name="P1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32">lsnim -l node01</text:p>
      <text:p text:style-name="P20">In preparation for the network boot the NIM <text:span text:style-name="_20_Char">“dkls_init” operation </text:span>configures <text:span text:style-name="T5">bootp</text:span>. <text:s/>At this point you can verify that the /etc/bootptab file has an entry for each node you wish to boot. <text:s/>Also, it is recommended that you stop and restart the inetd service to ensure the new <text:span text:style-name="T5">bootp</text:span> configuration is loaded:</text:p>
      <text:p text:style-name="P33"><text:span text:style-name="T14"><text:s/></text:span>stopsrc -s inetd</text:p>
      <text:p text:style-name="P33">startsrc -s inetd</text:p>
      <text:h text:style-name="P45" text:outline-level="2">Initiate a network boot</text:h>
      <text:p text:style-name="P26">Initiate a remote network boot request using the xCAT <text:span text:style-name="T2">rnetboot</text:span> command. <text:s/>For example, to initiate a network boot of all nodes in the group “<text:span text:style-name="T5">aixnodes</text:span>” you could issue the following command.</text:p>
      <text:p text:style-name="P38">rnetboot <text:s/>aixnodes</text:p>
      <text:p text:style-name="P27"><text:span text:style-name="T2">NOTE:</text:span> If you receive timeout errors from the <text:span text:style-name="T2">rnetboot</text:span> command, you may need to increase the default 60-second timeout to a larger value by setting ppctimeout in the site table:</text:p>
      <text:p text:style-name="P37"><text:soft-page-break/>chdef -t site -o clustersite ppctimeout=180</text:p>
      <text:h text:style-name="Heading_20_1" text:outline-level="1">Using the updatenode command</text:h>
      <text:list text:style-name="L5">
        <text:list-header>
          <text:p text:style-name="P57"><text:span text:style-name="T33">You can use the </text:span><text:span text:style-name="T3">updatenode</text:span><text:span text:style-name="T33"> command to re-run xCAT postscripts or to run additional user-provided scripts on the cluster nodes. </text:span></text:p>
          <text:p text:style-name="P56"/>
          <text:p text:style-name="P60">Examples:</text:p>
          <text:p text:style-name="P60">(1) To re-run all the xCAT postscripts for the nodes:</text:p>
          <text:p text:style-name="P57"><text:span text:style-name="T33"><text:s text:c="2"/><text:tab/> </text:span><text:span text:style-name="T7">updatenode &lt;noderange&gt;</text:span><text:span text:style-name="T33"> </text:span></text:p>
          <text:p text:style-name="P60"/>
          <text:p text:style-name="P60">(2) To re-run the syslog postscripts for the nodes:</text:p>
          <text:p text:style-name="P57"><text:span text:style-name="T33"><text:s text:c="3"/><text:tab/></text:span><text:span text:style-name="T7">updatenode &lt;noderange&gt; syslog</text:span></text:p>
          <text:p text:style-name="P60"/>
          <text:p text:style-name="P65">(3) To run a list of user-provided scripts, make sure the scripts are copied to /install/postscripts directory, and then run the following:</text:p>
          <text:p text:style-name="P66"><text:span text:style-name="T33"><text:s text:c="3"/><text:tab/></text:span><text:span text:style-name="T7">updatenode &lt;noderange&gt; script1,script2</text:span></text:p>
        </text:list-header>
      </text:list>
      <text:p text:style-name="P41"/>
      <text:p text:style-name="P13">If you wish to have scripts run during the next node installation you must add the script names to the “postscripts” attribute of the node definitions.<text:tab/></text:p>
      <text:p text:style-name="P13"/>
      <text:p text:style-name="P40"><text:span text:style-name="T19"><text:tab/>See the </text:span><text:span text:style-name="T17">updatenode</text:span><text:span text:style-name="T19"> man page for additional information.</text:span></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5-14T16:33:10</dc:date>
    <meta:print-date>2008-06-30T12:21:55</meta:print-date>
    <meta:editing-cycles>396</meta:editing-cycles>
    <meta:editing-duration>P7DT1H27M49S</meta:editing-duration>
    <meta:user-defined meta:name="Info 1"/>
    <meta:user-defined meta:name="Info 2"/>
    <meta:user-defined meta:name="Info 3"/>
    <meta:user-defined meta:name="Info 4"/>
    <meta:document-statistic meta:table-count="0" meta:image-count="0" meta:object-count="0" meta:page-count="9" meta:paragraph-count="157" meta:word-count="3174" meta:character-count="18086"/>
  </office:meta>
</office:document-meta>
</file>